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draw:stroke="dash" draw:stroke-dash="Ultra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="Arrow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.7cm" svg:y1="6cm" svg:x2="6.7cm" svg:y2="1.3cm">
          <text:p/>
        </draw:line>
        <draw:line draw:style-name="gr1" draw:text-style-name="P1" draw:layer="layout" svg:x1="6.727cm" svg:y1="6cm" svg:x2="4.2cm" svg:y2="7.9cm">
          <text:p/>
        </draw:line>
        <draw:line draw:style-name="gr1" draw:text-style-name="P1" draw:layer="layout" svg:x1="6.727cm" svg:y1="5.985cm" svg:x2="11.1cm" svg:y2="6cm">
          <text:p/>
        </draw:line>
        <draw:line draw:style-name="gr2" draw:text-style-name="P1" draw:layer="layout" svg:x1="8.1cm" svg:y1="4.1cm" svg:x2="8.1cm" svg:y2="6.5cm">
          <text:p/>
        </draw:line>
        <draw:line draw:style-name="gr2" draw:text-style-name="P1" draw:layer="layout" svg:x1="6.1cm" svg:y1="6.5cm" svg:x2="8.095cm" svg:y2="6.495cm">
          <text:p/>
        </draw:line>
        <draw:line draw:style-name="gr2" draw:text-style-name="P1" draw:layer="layout" svg:x1="8.7cm" svg:y1="6cm" svg:x2="8.091cm" svg:y2="6.491cm">
          <text:p/>
        </draw:line>
        <draw:line draw:style-name="gr2" draw:text-style-name="P1" draw:layer="layout" svg:x1="6.801cm" svg:y1="6.001cm" svg:x2="8cm" svg:y2="6.5cm">
          <text:p/>
        </draw:line>
        <draw:line draw:style-name="gr2" draw:text-style-name="P1" draw:layer="layout" svg:x1="6.797cm" svg:y1="3.297cm" svg:x2="8.1cm" svg:y2="3.9cm">
          <text:p/>
        </draw:line>
        <draw:frame draw:style-name="gr3" draw:layer="layout" svg:width="2.7cm" svg:height="1.65cm" svg:x="3.3cm" svg:y="8cm">
          <draw:text-box>
            <text:p>数学の</text:p>
            <text:p>得点</text:p>
          </draw:text-box>
        </draw:frame>
        <draw:frame draw:style-name="gr3" draw:layer="layout" svg:width="2.7cm" svg:height="1.65cm" svg:x="9.6cm" svg:y="6.3cm">
          <draw:text-box>
            <text:p>英語の</text:p>
            <text:p>得点</text:p>
          </draw:text-box>
        </draw:frame>
        <draw:frame draw:style-name="gr3" draw:layer="layout" svg:width="2.7cm" svg:height="1.65cm" svg:x="4.4cm" svg:y="1cm">
          <draw:text-box>
            <text:p>国語の</text:p>
            <text:p>得点</text:p>
          </draw:text-box>
        </draw:frame>
        <draw:frame draw:style-name="gr4" draw:layer="layout" svg:width="1.5cm" svg:height="1.05cm" svg:x="4.6cm" svg:y="6cm">
          <draw:text-box>
            <text:p>10</text:p>
          </draw:text-box>
        </draw:frame>
        <draw:frame draw:style-name="gr4" draw:layer="layout" svg:width="1.5cm" svg:height="1.05cm" svg:x="8.3cm" svg:y="5.1cm">
          <draw:text-box>
            <text:p>20</text:p>
          </draw:text-box>
        </draw:frame>
        <draw:frame draw:style-name="gr4" draw:layer="layout" svg:width="1.5cm" svg:height="1.05cm" svg:x="5.2cm" svg:y="2.9cm">
          <draw:text-box>
            <text:p>25</text:p>
          </draw:text-box>
        </draw:frame>
        <draw:line draw:style-name="gr5" draw:text-style-name="P1" draw:layer="layout" svg:x1="4.3cm" svg:y1="16.2cm" svg:x2="11.4cm" svg:y2="16.2cm">
          <text:p/>
        </draw:line>
        <draw:line draw:style-name="gr5" draw:text-style-name="P1" draw:layer="layout" svg:x1="4.275cm" svg:y1="16.212cm" svg:x2="4.3cm" svg:y2="11.3cm">
          <text:p/>
        </draw:line>
        <draw:frame draw:style-name="gr6" draw:layer="layout" svg:width="3.3cm" svg:height="1.45cm" svg:x="10.1cm" svg:y="16.5cm">
          <draw:text-box>
            <text:p>科目番号</text:p>
          </draw:text-box>
        </draw:frame>
        <draw:frame draw:style-name="gr7" draw:text-style-name="P1" draw:layer="layout" svg:width="1.9cm" svg:height="1.529cm" svg:x="4.7cm" svg:y="16.6cm">
          <draw:text-box>
            <text:p text:style-name="P1">１</text:p>
            <text:p text:style-name="P1">数学</text:p>
          </draw:text-box>
        </draw:frame>
        <draw:frame draw:style-name="gr7" draw:text-style-name="P1" draw:layer="layout" svg:width="1.9cm" svg:height="1.529cm" svg:x="6.7cm" svg:y="16.601cm">
          <draw:text-box>
            <text:p text:style-name="P1">2</text:p>
            <text:p text:style-name="P1">英語</text:p>
          </draw:text-box>
        </draw:frame>
        <draw:frame draw:style-name="gr7" draw:text-style-name="P1" draw:layer="layout" svg:width="1.9cm" svg:height="1.529cm" svg:x="8.6cm" svg:y="16.602cm">
          <draw:text-box>
            <text:p text:style-name="P1">3</text:p>
            <text:p text:style-name="P1">国語</text:p>
          </draw:text-box>
        </draw:frame>
        <draw:frame draw:style-name="gr8" draw:layer="layout" svg:width="3.1cm" svg:height="0.89cm" svg:x="4.5cm" svg:y="11.35cm">
          <draw:text-box>
            <text:p>得点</text:p>
          </draw:text-box>
        </draw:frame>
        <draw:line draw:style-name="gr2" draw:text-style-name="P1" draw:layer="layout" svg:x1="4.296cm" svg:y1="15.296cm" svg:x2="5.8cm" svg:y2="15.3cm">
          <text:p/>
        </draw:line>
        <draw:line draw:style-name="gr2" draw:text-style-name="P1" draw:layer="layout" svg:x1="4.292cm" svg:y1="14.192cm" svg:x2="7.7cm" svg:y2="14.2cm">
          <text:p/>
        </draw:line>
        <draw:line draw:style-name="gr2" draw:text-style-name="P1" draw:layer="layout" svg:x1="4.288cm" svg:y1="13.488cm" svg:x2="9.6cm" svg:y2="13.5cm">
          <text:p/>
        </draw:line>
        <draw:line draw:style-name="gr9" draw:text-style-name="P1" draw:layer="layout" svg:x1="5.8cm" svg:y1="16.1cm" svg:x2="5.795cm" svg:y2="15.295cm">
          <text:p/>
        </draw:line>
        <draw:line draw:style-name="gr9" draw:text-style-name="P1" draw:layer="layout" svg:x1="7.6cm" svg:y1="16.2cm" svg:x2="7.595cm" svg:y2="14.195cm">
          <text:p/>
        </draw:line>
        <draw:line draw:style-name="gr9" draw:text-style-name="P1" draw:layer="layout" svg:x1="9.5cm" svg:y1="16.3cm" svg:x2="9.495cm" svg:y2="13.495cm">
          <text:p/>
        </draw:line>
        <draw:frame draw:style-name="gr4" draw:layer="layout" svg:width="1.5cm" svg:height="1.05cm" svg:x="3.1cm" svg:y="14.9cm">
          <draw:text-box>
            <text:p>10</text:p>
          </draw:text-box>
        </draw:frame>
        <draw:frame draw:style-name="gr4" draw:layer="layout" svg:width="1.5cm" svg:height="1.05cm" svg:x="3.1cm" svg:y="13.8cm">
          <draw:text-box>
            <text:p>20</text:p>
          </draw:text-box>
        </draw:frame>
        <draw:frame draw:style-name="gr4" draw:layer="layout" svg:width="1.5cm" svg:height="1.05cm" svg:x="3.1cm" svg:y="13.1cm">
          <draw:text-box>
            <text:p>25</text:p>
          </draw:text-box>
        </draw:frame>
        <draw:custom-shape draw:style-name="gr10" draw:text-style-name="P1" draw:layer="layout" svg:width="0.4cm" svg:height="2.7cm" svg:x="9.3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1.999cm" svg:x="7.399cm" svg:y="1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cm" svg:height="0.898cm" svg:x="5.598cm" svg:y="15.3cm">
          <text:p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439cm" svg:height="1.372cm" draw:transform="rotate (-1.05836765840936) translate (7.7cm 8.4cm)" svg:viewBox="0 0 2440 1373" svg:d="M0 0c1836 0 2440 1373 2440 1373">
          <text:p/>
        </draw:path>
        <draw:frame draw:style-name="gr12" draw:layer="layout" svg:width="5.7cm" svg:height="2.25cm" svg:x="8.3cm" svg:y="9cm">
          <draw:text-box>
            <text:p><text:span text:style-name="T1">同じ「数ベクトル」の</text:span><text:span text:style-name="T1"><text:line-break/></text:span><text:span text:style-name="T1">異なる視覚表現</text:span></text:p>
            <text:p><text:span text:style-name="T2">… </text:span><text:span text:style-name="T2">　</text:span><text:span text:style-name="T2">4</text:span><text:span text:style-name="T2">科目以上なら</text:span><text:span text:style-name="T2"><text:line-break/></text:span><text:span text:style-name="T2">　　どっちが有用？</text:span></text:p>
          </draw:text-box>
        </draw:frame>
        <draw:line draw:style-name="gr13" draw:text-style-name="P1" draw:layer="layout" svg:x1="6.7cm" svg:y1="6cm" svg:x2="8.1cm" svg:y2="3.9cm">
          <text:p/>
        </draw:line>
        <draw:frame draw:style-name="gr14" draw:layer="layout" svg:width="1.1cm" svg:height="1.25cm" svg:x="5.8cm" svg:y="5.5cm">
          <draw:text-box>
            <text:p>０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</meta:initial-creator>
    <meta:creation-date>2014-03-19T14:44:59</meta:creation-date>
    <dc:date>2015-03-19T14:39:14.993250299</dc:date>
    <dc:creator>Nasahara Kenlo</dc:creator>
    <meta:editing-duration>PT39M20S</meta:editing-duration>
    <meta:editing-cycles>10</meta:editing-cycles>
    <meta:generator>LibreOffice/4.2.7.2$Linux_X86_64 LibreOffice_project/420m0$Build-2</meta:generator>
    <meta:document-statistic meta:object-count="37"/>
  </office:meta>
</office:document-meta>
</file>